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8" style:family="paragraph" style:parent-style-name="Standard" style:master-page-name="MP0">
      <style:paragraph-properties fo:text-align="center" style:justify-single-word="false" style:page-number="auto" fo:break-before="page"/>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APAS TCP/IP – OSI</text:p>
      <text:p text:style-name="Standard"/>
      <text:p text:style-name="Standard">Hay 5 capas TCP/IP (Aplicación, Transporte, Red, Enlace de datos y Física).</text:p>
      <text:p text:style-name="Standard">Hay 7 capas OSI (Aplicación, Presentación, Sesión, Transporte, Red, Enlace de datos y Física).</text:p>
      <text:p text:style-name="Standard"/>
      <text:p text:style-name="Standard">Estas capas se utilizan cuando dos se equipos se quieren comunicar, el equipo origen crea el mensaje, lo encapsula y lo envía al equipo destino, el equipo destino des encapsula el paquete y recibe el mensaje, aunque el mensaje inicial tenga un tamaño muy pequeño al encapsularlo el equipo destino recibe un paquete de mayor tamaño que el inicial. Cada capa va encapsulando el paquete cada vez más.</text:p>
      <text:p text:style-name="Standard"/>
      <text:p text:style-name="Standard"><text:tab/><text:tab/><text:tab/><text:tab/>CAPA TRANSPORTE → Puerto</text:p>
      <text:p text:style-name="Standard"><text:tab/><text:tab/><text:tab/><text:tab/>CAPA RED → IP</text:p>
      <text:p text:style-name="Standard"><text:tab/><text:tab/><text:tab/><text:tab/>ENLACE DE DATOS → LLC y Acceso al medio</text:p>
      <text:p text:style-name="Standard"><text:tab/><text:tab/><text:tab/><text:tab/>CAPA FISICA → MAC</text:p>
      <text:p text:style-name="Standard"/>
      <text:p text:style-name="P3">TCP – UDP</text:p>
      <text:p text:style-name="Standard"/>
      <text:p text:style-name="Standard">Se utiliza mayormente TCP, UDP es mas rapido.</text:p>
      <text:p text:style-name="Standard">TCP se asegura de que el paquete ha llegado a su destino.</text:p>
      <text:p text:style-name="Standard">UDP no garantiza que el paquete haya llegado a su destino.</text:p>
      <text:p text:style-name="Standard">80% de los paquetes que se encuentran son TCP <text:s/>y un 10% UDP.</text:p>
      <text:p text:style-name="P1"/>
      <text:p text:style-name="P3">PUERTOS</text:p>
      <text:p text:style-name="Standard"/>
      <text:p text:style-name="Standard">Cada pestaña que tenemos abierto en el navegador esta asignada a un puerto diferente, a estos se les llama puerto efímero, son temporales.</text:p>
      <text:p text:style-name="Standard"/>
      <text:p text:style-name="P3">NAT – PAT</text:p>
      <text:p text:style-name="Standard"/>
      <text:p text:style-name="Standard">NAT crea una red de direcciones privadas y lo conecta a una publica.</text:p>
      <text:p text:style-name="Standard">PAT que todos los dispositivos tengan la misma IP pública.</text:p>
      <text:p text:style-name="P7"/>
      <text:p text:style-name="Standard"/>
      <text:p text:style-name="P3">IP – MASCARA – SUBRED</text:p>
      <text:p text:style-name="Standard"/>
      <text:p text:style-name="Standard">La ip sirve para clasificar una red y así encontrar fácilmente esta compuesta por 32 bits.</text:p>
      <text:p text:style-name="Standard"/>
      <text:p text:style-name="Standard">Mascara de red sirve para saber que parte es de red es y que parte es host , esta compuesta por 32 bits</text:p>
      <text:p text:style-name="Standard"/>
      <text:p text:style-name="Standard">Primera normalmente para nombre de la red y ultima para broadcast , IP utiles son todas las IP que podemos usar en los hosts menos estas 2.</text:p>
      <text:p text:style-name="Standard"/>
      <text:p text:style-name="Standard">Puerta de enlace nos dice por donde hay que ir para salir fuera de nuestra red.</text:p>
      <text:p text:style-name="Standard"/>
      <text:p text:style-name="P3">NIVELES DISPOSITIVOS</text:p>
      <text:p text:style-name="Standard"/>
      <text:p text:style-name="Standard">Nivel 1 Envia a todos (HUB)</text:p>
      <text:p text:style-name="Standard">Nivel 2 Importa la MAC (Switch)</text:p>
      <text:p text:style-name="Standard">Nivel 3 Importa la IP (Router)</text:p>
      <text:p text:style-name="Standard"/>
      <text:p text:style-name="P1"><text:soft-page-break/></text:p>
      <text:p text:style-name="P1"/>
      <text:p text:style-name="P1"/>
      <text:p text:style-name="P3">ACCESO AL MEDIO</text:p>
      <text:p text:style-name="P1"/>
      <text:p text:style-name="Standard">CSMA/CD → Collision detection , escucho si no hay colision empiezo a enviar (ya no se usa, se usaba con el half duplex).</text:p>
      <text:p text:style-name="Standard"/>
      <text:p text:style-name="Standard">CSMA/CA → Collision avoidance, manda RTS (Request to send) para ver si puede enviar, puede no responde o responder con un CLS (Clear to send) lo que hace que envía a todos un mensaje de que alguien va a enviar durante “x” tiempo y los demás esperaran que pase “x” tiempo y algo mas para poder enviar ellos. </text:p>
      <text:p text:style-name="Standard"/>
      <text:p text:style-name="Standard">Simplex (la tele, te llega la información y ya no devuelves nada)</text:p>
      <text:p text:style-name="Standard">Half duplex (o envía o recibe, no puede las dos a la vez)</text:p>
      <text:p text:style-name="Standard">Full duplex (puede enviar y recibir simultáne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1-09-14T12:21:00Z</meta:creation-date>
    <dc:date>2021-09-15T12:07:11.038705132</dc:date>
    <meta:editing-cycles>4</meta:editing-cycles>
    <meta:editing-duration>PT30M11S</meta:editing-duration>
    <meta:document-statistic meta:table-count="0" meta:image-count="0" meta:object-count="0" meta:page-count="2" meta:paragraph-count="33" meta:word-count="434" meta:character-count="2358" meta:non-whitespace-character-count="1934"/>
    <meta:template xlink:type="simple" xlink:actuate="onRequest" xlink:title="" xlink:href="Normal"/>
  </office:meta>
</office:document-meta>
</file>